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3.62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82.27mm"/>
    </style:style>
    <style:style style:name="co13" style:family="table-column">
      <style:table-column-properties fo:break-before="auto" style:column-width="22.44mm"/>
    </style:style>
    <style:style style:name="co14" style:family="table-column">
      <style:table-column-properties fo:break-before="auto" style:column-width="59.11mm"/>
    </style:style>
    <style:style style:name="co15" style:family="table-column">
      <style:table-column-properties fo:break-before="auto" style:column-width="52.48mm"/>
    </style:style>
    <style:style style:name="co16" style:family="table-column">
      <style:table-column-properties fo:break-before="auto" style:column-width="29mm"/>
    </style:style>
    <style:style style:name="co17" style:family="table-column">
      <style:table-column-properties fo:break-before="auto" style:column-width="78.39mm"/>
    </style:style>
    <style:style style:name="co18" style:family="table-column">
      <style:table-column-properties fo:break-before="auto" style:column-width="28.33mm"/>
    </style:style>
    <style:style style:name="co19" style:family="table-column">
      <style:table-column-properties fo:break-before="auto" style:column-width="9.35mm"/>
    </style:style>
    <style:style style:name="co20" style:family="table-column">
      <style:table-column-properties fo:break-before="auto" style:column-width="48.26mm"/>
    </style:style>
    <style:style style:name="co21" style:family="table-column">
      <style:table-column-properties fo:break-before="auto" style:column-width="9.56mm"/>
    </style:style>
    <style:style style:name="co22" style:family="table-column">
      <style:table-column-properties fo:break-before="auto" style:column-width="27.29mm"/>
    </style:style>
    <style:style style:name="co23" style:family="table-column">
      <style:table-column-properties fo:break-before="auto" style:column-width="18.13mm"/>
    </style:style>
    <style:style style:name="co24" style:family="table-column">
      <style:table-column-properties fo:break-before="auto" style:column-width="89.27mm"/>
    </style:style>
    <style:style style:name="co25" style:family="table-column">
      <style:table-column-properties fo:break-before="auto" style:column-width="85.57mm"/>
    </style:style>
    <style:style style:name="co26" style:family="table-column">
      <style:table-column-properties fo:break-before="auto" style:column-width="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53.04mm" fo:break-before="auto" style:use-optimal-row-height="true"/>
    </style:style>
    <style:style style:name="ro7" style:family="table-row">
      <style:table-row-properties style:row-height="3.42mm" fo:break-before="auto" style:use-optimal-row-height="true"/>
    </style:style>
    <style:style style:name="ro8" style:family="table-row">
      <style:table-row-properties style:row-height="8.7mm" fo:break-before="auto" style:use-optimal-row-height="true"/>
    </style:style>
    <style:style style:name="ro9" style:family="table-row">
      <style:table-row-properties style:row-height="14.46mm" fo:break-before="auto" style:use-optimal-row-height="true"/>
    </style:style>
    <style:style style:name="ro10" style:family="table-row">
      <style:table-row-properties style:row-height="28.1mm" fo:break-before="auto" style:use-optimal-row-height="true"/>
    </style:style>
    <style:style style:name="ro11" style:family="table-row">
      <style:table-row-properties style:row-height="5.93mm" fo:break-before="auto" style:use-optimal-row-height="true"/>
    </style:style>
    <style:style style:name="ro12" style:family="table-row">
      <style:table-row-properties style:row-height="11.47mm" fo:break-before="auto" style:use-optimal-row-height="true"/>
    </style:style>
    <style:style style:name="ro13" style:family="table-row">
      <style:table-row-properties style:row-height="19.79mm" fo:break-before="auto" style:use-optimal-row-height="true"/>
    </style:style>
    <style:style style:name="ro14" style:family="table-row">
      <style:table-row-properties style:row-height="22.77mm" fo:break-before="auto" style:use-optimal-row-height="false"/>
    </style:style>
    <style:style style:name="ro15" style:family="table-row">
      <style:table-row-properties style:row-height="22.56mm" fo:break-before="auto" style:use-optimal-row-height="true"/>
    </style:style>
    <style:style style:name="ro16" style:family="table-row">
      <style:table-row-properties style:row-height="13.16mm" fo:break-before="auto" style:use-optimal-row-height="true"/>
    </style:style>
    <style:style style:name="ro17" style:family="table-row">
      <style:table-row-properties style:row-height="5.79mm" fo:break-before="auto" style:use-optimal-row-height="true"/>
    </style:style>
    <style:style style:name="ro18" style:family="table-row">
      <style:table-row-properties style:row-height="6.01mm" fo:break-before="auto" style:use-optimal-row-height="true"/>
    </style:style>
    <style:style style:name="ro19" style:family="table-row">
      <style:table-row-properties style:row-height="24.13mm" fo:break-before="auto" style:use-optimal-row-height="false"/>
    </style:style>
    <style:style style:name="ro20" style:family="table-row">
      <style:table-row-properties style:row-height="3.69mm" fo:break-before="auto" style:use-optimal-row-height="true"/>
    </style:style>
    <style:style style:name="ro21" style:family="table-row">
      <style:table-row-properties style:row-height="4.53mm" fo:break-before="auto" style:use-optimal-row-height="true"/>
    </style:style>
    <style:style style:name="ro22" style:family="table-row">
      <style:table-row-properties style:row-height="14.23mm" fo:break-before="auto" style:use-optimal-row-height="true"/>
    </style:style>
    <style:style style:name="ro23" style:family="table-row">
      <style:table-row-properties style:row-height="25.33mm" fo:break-before="auto" style:use-optimal-row-height="true"/>
    </style:style>
    <style:style style:name="ro24" style:family="table-row">
      <style:table-row-properties style:row-height="39.18mm" fo:break-before="auto" style:use-optimal-row-height="true"/>
    </style:style>
    <style:style style:name="ro25" style:family="table-row">
      <style:table-row-properties style:row-height="33.64mm" fo:break-before="auto" style:use-optimal-row-height="true"/>
    </style:style>
    <style:style style:name="ro26" style:family="table-row">
      <style:table-row-properties style:row-height="31.59mm" fo:break-before="auto" style:use-optimal-row-height="true"/>
    </style:style>
    <style:style style:name="ro27" style:family="table-row">
      <style:table-row-properties style:row-height="42.42mm" fo:break-before="auto" style:use-optimal-row-height="false"/>
    </style:style>
    <style:style style:name="ro28" style:family="table-row">
      <style:table-row-properties style:row-height="42.25mm" fo:break-before="auto" style:use-optimal-row-height="true"/>
    </style:style>
    <style:style style:name="ro29" style:family="table-row">
      <style:table-row-properties style:row-height="33.94mm" fo:break-before="auto" style:use-optimal-row-height="true"/>
    </style:style>
    <style:style style:name="ro30" style:family="table-row">
      <style:table-row-properties style:row-height="9.05mm" fo:break-before="auto" style:use-optimal-row-height="true"/>
    </style:style>
    <style:style style:name="ro31" style:family="table-row">
      <style:table-row-properties style:row-height="22.86mm" fo:break-before="auto" style:use-optimal-row-height="true"/>
    </style:style>
    <style:style style:name="ro32" style:family="table-row">
      <style:table-row-properties style:row-height="17.3mm" fo:break-before="auto" style:use-optimal-row-height="true"/>
    </style:style>
    <style:style style:name="ro33" style:family="table-row">
      <style:table-row-properties style:row-height="14.64mm" fo:break-before="auto" style:use-optimal-row-height="true"/>
    </style:style>
    <style:style style:name="ro34" style:family="table-row">
      <style:table-row-properties style:row-height="11.84mm" fo:break-before="auto" style:use-optimal-row-height="true"/>
    </style:style>
    <style:style style:name="ro35" style:family="table-row">
      <style:table-row-properties style:row-height="17.02mm" fo:break-before="auto" style:use-optimal-row-height="true"/>
    </style:style>
    <style:style style:name="ro36" style:family="table-row">
      <style:table-row-properties style:row-height="14.53mm" fo:break-before="auto" style:use-optimal-row-height="true"/>
    </style:style>
    <style:style style:name="ro37" style:family="table-row">
      <style:table-row-properties style:row-height="11.04mm" fo:break-before="auto" style:use-optimal-row-height="true"/>
    </style:style>
    <style:style style:name="ro38" style:family="table-row">
      <style:table-row-properties style:row-height="80.94mm" fo:break-before="auto" style:use-optimal-row-height="true"/>
    </style:style>
    <style:style style:name="ro39" style:family="table-row">
      <style:table-row-properties style:row-height="6.23mm" fo:break-before="auto" style:use-optimal-row-height="true"/>
    </style:style>
    <style:style style:name="ro40" style:family="table-row">
      <style:table-row-properties style:row-height="4.62mm" fo:break-before="auto" style:use-optimal-row-height="true"/>
    </style:style>
    <style:style style:name="ro41" style:family="table-row">
      <style:table-row-properties style:row-height="8.59mm" fo:break-before="auto" style:use-optimal-row-height="true"/>
    </style:style>
    <style:style style:name="ro42" style:family="table-row">
      <style:table-row-properties style:row-height="10.88mm" fo:break-before="auto" style:use-optimal-row-height="false"/>
    </style:style>
    <style:style style:name="ro43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8" style:family="table-cell" style:parent-style-name="Default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4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80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5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6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10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103" style:family="table-cell" style:parent-style-name="Default">
      <style:text-properties fo:font-size="7pt" style:font-size-asian="7pt" style:font-size-complex="7pt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0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14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15" style:family="table-cell" style:parent-style-name="Default">
      <style:table-cell-properties fo:border="0.06pt solid #000000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5"/>
      <style:map style:condition="cell-content()=&quot;SUCCEDED&quot;" style:apply-style-name="SUCCEDED" style:base-cell-address="'Yakindu SCT Testcase 08 - Genmodel'.F25"/>
      <style:map style:condition="cell-content()=&quot;OPEN&quot;" style:apply-style-name="OPEN" style:base-cell-address="'Yakindu SCT Testcase 08 - Genmodel'.F25"/>
      <style:map style:condition="cell-content()=&quot;N/A&quot;" style:apply-style-name="Not_20_Applicable" style:base-cell-address="'Yakindu SCT Testcase 08 - Genmodel'.F25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30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33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5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7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50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51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60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6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0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c3c3c" fo:font-size="7pt" fo:country="none" style:country-asian="none" style:country-complex="none" style:font-size-asian="7pt" style:font-size-complex="7pt"/>
    </style:style>
    <style:style style:name="T3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6" style:family="text">
      <style:text-properties fo:font-size="7pt" fo:country="none" style:country-asian="none" style:country-complex="none" style:font-size-asian="7pt" style:font-size-complex="7pt"/>
    </style:style>
    <style:style style:name="T7" style:family="text">
      <style:text-properties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untry="none" style:country-asian="none" style:country-complex="none"/>
    </style:style>
    <style:style style:name="T10" style:family="text">
      <style:text-properties fo:country="none" style:country-asian="none" style:country-complex="none"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7pt"/>
    </style:style>
    <style:style style:name="T13" style:family="text">
      <style:text-properties fo:font-size="7pt" fo:font-style="italic" style:font-style-asian="italic" style:font-style-complex="italic"/>
    </style:style>
    <style:style style:name="T14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5" style:family="text">
      <style:text-properties fo:color="#000000" fo:font-size="7pt" style:font-size-asian="7pt" style:font-size-complex="7pt"/>
    </style:style>
    <style:style style:name="T16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2-11" calcext:value-type="date">
            <text:p>11.02.16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Incomplete: 95 of 95 open" calcext:value-type="string">
            <text:p>Incomplete: 95 of 95 open</text:p>
          </table:table-cell>
          <table:table-cell table:style-name="ce11"/>
        </table:table-row>
        <table:table-row table:style-name="ro1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1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mail:</text:p>
          </table:table-cell>
          <table:table-cell table:style-name="ce9" office:value-type="string" calcext:value-type="string">
            <text:p><text:a xlink:href="mailto:Max.mustermann@itemis.de" xlink:type="simple">Max.mustermann@itemis.de</text:a>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1">
          <table:table-cell table:style-name="ce1" office:value-type="string" calcext:value-type="string">
            <text:p>Operating System Used:</text:p>
          </table:table-cell>
          <table:table-cell table:style-name="ce9" office:value-type="string" calcext:value-type="string">
            <text:p>Win7 x64</text:p>
          </table:table-cell>
          <table:table-cell/>
        </table:table-row>
        <table:table-row table:style-name="ro1">
          <table:table-cell table:style-name="ce1" office:value-type="string" calcext:value-type="string">
            <text:p>Yakindu Version</text:p>
          </table:table-cell>
          <table:table-cell table:style-name="ce9" office:value-type="string" calcext:value-type="string">
            <text:p>SCT 2.5</text:p>
          </table:table-cell>
          <table:table-cell/>
        </table:table-row>
        <table:table-row table:style-name="ro1">
          <table:table-cell table:style-name="ce1" office:value-type="string" calcext:value-type="string">
            <text:p>Eclipse Version</text:p>
          </table:table-cell>
          <table:table-cell table:style-name="ce9" office:value-type="string" calcext:value-type="string">
            <text:p>Luna (4.4)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1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Incomplete: 22 of 22 open" calcext:value-type="string">
            <text:p>Incomplete: 22 of 22 open</text:p>
          </table:table-cell>
          <table:table-cell/>
        </table:table-row>
        <table:table-row table:style-name="ro1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1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 calcext:value-type="string">
            <text:p>Incomplete: 5 of 5 open</text:p>
          </table:table-cell>
          <table:table-cell/>
        </table:table-row>
        <table:table-row table:style-name="ro1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1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19 of 19 open" calcext:value-type="string">
            <text:p>Incomplete: 19 of 19 open</text:p>
          </table:table-cell>
          <table:table-cell/>
        </table:table-row>
        <table:table-row table:style-name="ro1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1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1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1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1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 table:number-rows-repeated="3">
          <table:table-cell/>
          <table:table-cell table:style-name="ce6"/>
          <table:table-cell/>
        </table:table-row>
        <table:table-row table:style-name="ro1" table:number-rows-repeated="104854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  <calcext:condition calcext:apply-style-name="Incomplete" calcext:value="begins-with(&quot;Incomplete&quot;)" calcext:base-cell-address="'Yakindu SCT Test Report Setup'.B4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2-11" calcext:value-type="date">
            <text:p>11.02.16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2"/>
          <table:table-cell table:style-name="ce8"/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9" office:value-type="string" calcext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org/sct/luna/milestones/" xlink:type="simple">http://updates.yakindu.org/sct/luna/milestones/</text:a>  as Location</text:p>
            <text:p>Click on orgblunan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 table:number-rows-repeated="15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3" table:number-rows-repeated="48">
          <table:table-cell table:number-columns-repeated="2"/>
          <table:table-cell table:style-name="ce8"/>
          <table:table-cell table:number-columns-repeated="2"/>
          <table:table-cell table:style-name="ce40"/>
          <table:table-cell table:number-columns-repeated="1018"/>
        </table:table-row>
        <table:table-row table:style-name="ro3" table:number-rows-repeated="65438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1 - Installation'.F19:'Yakindu SCT Testcase 01 - Installation'.F100 'Yakindu SCT Testcase 01 - Installation'.F16:'Yakindu SCT Testcase 01 - Installation'.F16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  <calcext:condition calcext:apply-style-name="ERRORS" calcext:value="contains-text(&quot;ERRORS&quot;)" calcext:base-cell-address="'Yakindu SCT Testcase 01 - Installation'.C1"/>
            <calcext:condition calcext:apply-style-name="Incomplete" calcext:value="begins-with(&quot;Incomplete&quot;)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Incomplete: 22 of 22 open" calcext:value-type="string">
            <text:p>Incomplete: 22 of 22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2-11" calcext:value-type="date">
            <text:p>11.02.16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8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</table:table-cell>
          <table:table-cell table:style-name="ce29" office:value-type="string" calcext:value-type="string">
            <text:p>Click on <text:span text:style-name="T1">File-&gt;New-&gt;Java Project</text:span></text:p>
            <text:p><text:span text:style-name="T4">Enter </text:span><text:span text:style-name="T1">TestProject</text:span><text:span text:style-name="T4"> as new project name</text:span></text:p>
            <text:p><text:span text:style-name="T4">Click on </text:span><text:span text:style-name="T1">Finish</text:span><text:span text:style-name="T4"> button to create the project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<text:span text:style-name="T4">Press </text:span><text:span text:style-name="T1">Ctrl-N</text:span><text:span text:style-name="T4"> to open the New Wizard</text:span></text:p>
            <text:p><text:span text:style-name="T4">Expand the </text:span><text:span text:style-name="T1">YAKINDU SCT</text:span><text:span text:style-name="T4"> tree entry and select </text:span><text:span text:style-name="T1">Statechart Model</text:span></text:p>
            <text:p><text:span text:style-name="T4">Click on </text:span><text:span text:style-name="T1">Next</text:span></text:p>
            <text:p><text:span text:style-name="T4">Enter </text:span><text:span text:style-name="T5">Staircase.sct</text:span><text:span text:style-name="T4"> as name and click on </text:span><text:span text:style-name="T1">Finish</text:span><text:span text:style-name="T4"> button to create the statechart</text:span></text:p>
          </table:table-cell>
          <table:table-cell table:style-name="ce33" office:value-type="string" calcext:value-type="string">
            <text:p>Confirm Perspective Switch dialog pops up</text:p>
          </table:table-cell>
          <table:table-cell table:style-name="ce4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<text:span text:style-name="T6">Click on </text:span><text:span text:style-name="T7">Yes</text:span><text:span text:style-name="T6"> button to enable the yakindu modeling perspective</text:span></text:p>
          </table:table-cell>
          <table:table-cell table:style-name="ce29" office:value-type="string" calcext:value-type="string">
            <text:p>A file named <text:span text:style-name="T8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4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Show Properties View</text:p>
          </table:table-cell>
          <table:table-cell table:style-name="ce29" office:value-type="string" calcext:value-type="string">
            <text:p>The properties view is opened displaying the selected state properties</text:p>
          </table:table-cell>
          <table:table-cell table:style-name="ce4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8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s name should change to<text:span text:style-name="T8"> LightOff</text:span></text:p>
            <text:p>The error markers disappear</text:p>
            <text:p>The editor is marked as dirty</text:p>
          </table:table-cell>
          <table:table-cell table:style-name="ce5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the LightOn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8">LightOn</text:span></text:p>
          </table:table-cell>
          <table:table-cell table:style-name="ce29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5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following code in state specification of state <text:span text:style-name="T8">LightOff</text:span>:</text:p>
            <text:p/>
            <text:p>entry / light = false</text:p>
            <text:p/>
            <text:p>Enter following code in state specification of state <text:span text:style-name="T8">LightOn</text:span>:</text:p>
            <text:p/>
            <text:p>entry / light = true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Transition icon in the palette view</text:p>
            <text:p>Connect the <text:span text:style-name="T8">LightOff</text:span> state with the <text:span text:style-name="T8">LightOn</text:span> state</text:p>
            <text:p>Enter event k<text:span text:style-name="T8">eypress</text:span> as trigger</text:p>
            <text:p>Create a second Transition from <text:span text:style-name="T8">LightOn</text:span> to <text:span text:style-name="T8">LightOff</text:span> state</text:p>
            <text:p>Enter <text:span text:style-name="T8">after 30s</text:span> as trigger</text:p>
          </table:table-cell>
          <table:table-cell table:style-name="ce29" office:value-type="string" calcext:value-type="string">
            <text:p>A new transition with trigger <text:span text:style-name="T8">keypress</text:span> is created</text:p>
            <text:p>A new transition with trigger <text:span text:style-name="T8">after 30s</text:span> is created</text:p>
          </table:table-cell>
          <table:table-cell table:style-name="ce5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 'Dublicate NamedElement “xyz” in Region Main_region'</text:p>
          </table:table-cell>
          <table:table-cell table:style-name="ce5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 node, Shallow History, Deep History and Exit.</text:p>
          </table:table-cell>
          <table:table-cell table:style-name="ce29" office:value-type="string" calcext:value-type="string">
            <text:p>The names should appear beside or below of the element</text:p>
          </table:table-cell>
          <table:table-cell table:style-name="ce5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1">Edit-&gt;Copy</text:span> (CTRL+C)  to copy the state</text:p>
            <text:p>Select the main region</text:p>
            <text:p>Select <text:span text:style-name="T1">Edit-&gt;Paste</text:span> (CTRL+V) to paste a copy of the state to the main region</text:p>
          </table:table-cell>
          <table:table-cell table:style-name="ce29" office:value-type="string" calcext:value-type="string">
            <text:p>state should be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1">Edit-&gt;Copy</text:span> (CTRL+C) 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9" office:value-type="string" calcext:value-type="string">
            <text:p>Region should be copied with all including elements</text:p>
          </table:table-cell>
          <table:table-cell table:style-name="ce5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1">Edit-&gt;Cut</text:span> (CTRL+X)  to delete the state</text:p>
            <text:p>Select the main region</text:p>
            <text:p>Select <text:span text:style-name="T1">Edit-&gt;Paste</text:span> (CTRL+V) to paste a copy of the state to the main region</text:p>
          </table:table-cell>
          <table:table-cell table:style-name="ce29" office:value-type="string" calcext:value-type="string">
            <text:p>state should be delete and copied with all including elements</text:p>
          </table:table-cell>
          <table:table-cell table:style-name="ce5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1">Edit-&gt;Cut</text:span> (CTRL+X) 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9" office:value-type="string" calcext:value-type="string">
            <text:p>Region should be delete and copied with all including elements</text:p>
          </table:table-cell>
          <table:table-cell table:style-name="ce60" table:content-validation-name="val2" office:value-type="string" calcext:value-type="string">
            <text:p>OPEN</text:p>
          </table:table-cell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 table:number-columns-repeated="2"/>
          <table:table-cell table:style-name="ce58" table:content-validation-name="val2"/>
          <table:table-cell table:style-name="ce14" table:number-columns-repeated="3"/>
          <table:table-cell table:style-name="ce29"/>
        </table:table-row>
        <table:table-row table:style-name="ro2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elements should be removed</text:p>
          </table:table-cell>
          <table:table-cell table:style-name="ce6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9" office:value-type="string" calcext:value-type="string">
            <text:p>Statechart Staircase should be displayed as child with icon</text:p>
          </table:table-cell>
          <table:table-cell table:style-name="ce62" table:content-validation-name="val2" office:value-type="string" calcext:value-type="string">
            <text:p>OPEN</text:p>
          </table:table-cell>
          <table:table-cell table:style-name="ce29"/>
          <table:table-cell table:style-name="ce68" table:number-columns-repeated="1017"/>
        </table:table-row>
        <table:table-row table:style-name="ro17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Statechart Staircase entry in the tree view</text:p>
            <text:p/>
          </table:table-cell>
          <table:table-cell table:style-name="ce29" office:value-type="string" calcext:value-type="string">
            <text:p>The two interfaces and the region should be displayed as children with icons.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68" table:number-columns-repeated="1017"/>
        </table:table-row>
        <table:table-row table:style-name="ro17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entries in the tree view</text:p>
            <text:p/>
          </table:table-cell>
          <table:table-cell table:style-name="ce29" office:value-type="string" calcext:value-type="string">
            <text:p>The variables and events of the interfaces should be listed as children with icons.</text:p>
          </table:table-cell>
          <table:table-cell table:style-name="ce64" table:content-validation-name="val2" office:value-type="string" calcext:value-type="string">
            <text:p>OPEN</text:p>
          </table:table-cell>
          <table:table-cell table:style-name="ce29"/>
          <table:table-cell table:style-name="ce68" table:number-columns-repeated="1017"/>
        </table:table-row>
        <table:table-row table:style-name="ro2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</text:p>
            <text:p/>
          </table:table-cell>
          <table:table-cell table:style-name="ce29" office:value-type="string" calcext:value-type="string">
            <text:p>The initial state and the states LightOff and LightOn should be displayed as children with icons.</text:p>
          </table:table-cell>
          <table:table-cell table:style-name="ce6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</text:p>
            <text:p/>
          </table:table-cell>
          <table:table-cell table:style-name="ce29" office:value-type="string" calcext:value-type="string">
            <text:p>The outgoing transitions of the states should be displayed with icon and trigger/guard</text:p>
          </table:table-cell>
          <table:table-cell table:style-name="ce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1">Ctrl and +</text:span> to zoom in and press <text:span text:style-name="T1">Ctrl and –</text:span> to zoom out</text:p>
            <text:p/>
          </table:table-cell>
          <table:table-cell table:style-name="ce29" office:value-type="string" calcext:value-type="string">
            <text:p>The view should zoom in and out</text:p>
          </table:table-cell>
          <table:table-cell table:style-name="ce6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6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4"/>
            <calcext:condition calcext:apply-style-name="SUCCEDED" calcext:value="=&quot;SUCCEDED&quot;" calcext:base-cell-address="'Yakindu SCT Testcase 02 - Editor'.F34"/>
            <calcext:condition calcext:apply-style-name="OPEN" calcext:value="=&quot;OPEN&quot;" calcext:base-cell-address="'Yakindu SCT Testcase 02 - Editor'.F34"/>
            <calcext:condition calcext:apply-style-name="Not Applicable" calcext:value="=&quot;N/A&quot;" calcext:base-cell-address="'Yakindu SCT Testcase 02 - Editor'.F34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5"/>
            <calcext:condition calcext:apply-style-name="SUCCEDED" calcext:value="=&quot;SUCCEDED&quot;" calcext:base-cell-address="'Yakindu SCT Testcase 02 - Editor'.F35"/>
            <calcext:condition calcext:apply-style-name="OPEN" calcext:value="=&quot;OPEN&quot;" calcext:base-cell-address="'Yakindu SCT Testcase 02 - Editor'.F35"/>
            <calcext:condition calcext:apply-style-name="Not Applicable" calcext:value="=&quot;N/A&quot;" calcext:base-cell-address="'Yakindu SCT Testcase 02 - Editor'.F35"/>
          </calcext:conditional-format>
          <calcext:conditional-format calcext:target-range-address="'Yakindu SCT Testcase 02 - Editor'.F36:'Yakindu SCT Testcase 02 - Editor'.F36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  <calcext:condition calcext:apply-style-name="ERRORS" calcext:value="contains-text(&quot;ERRORS&quot;)" calcext:base-cell-address="'Yakindu SCT Testcase 02 - Editor'.C1"/>
            <calcext:condition calcext:apply-style-name="Incomplete" calcext:value="begins-with(&quot;Incomplete&quot;)" calcext:base-cell-address="'Yakindu SCT Testcase 02 - Editor'.C1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  <calcext:conditional-format calcext:target-range-address="'Yakindu SCT Testcase 02 - Editor'.F37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</calcext:conditional-formats>
      </table:table>
      <table:table table:name="Yakindu SCT Testcase 03 - Simul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6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70" table:formula="of:=COUNTIF([.F15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2-11" calcext:value-type="date">
            <text:p>11.02.16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9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he TestProject</text:p>
            <text:p>Select <text:span text:style-name="T1">Run-&gt;Run Configurations...</text:span></text:p>
            <text:p>Select <text:span text:style-name="T8">Statechart Simulation</text:span></text:p>
            <text:p>Click on the <text:span text:style-name="T1">New</text:span> button (Upper left corner)</text:p>
            <text:p>Enter <text:span text:style-name="T8">Staircase</text:span> as name</text:p>
            <text:p>Choose <text:span text:style-name="T8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9" office:value-type="string" calcext:value-type="string">
            <text:p>The simulation is started</text:p>
            <text:p>The <text:span text:style-name="T8">SC Simulation</text:span> perspective is enabled</text:p>
            <text:p>State <text:span text:style-name="T8">LightOff</text:span> is highlighted (red)</text:p>
            <text:p>The Declarations View displays the variable <text:span text:style-name="T8">light</text:span> (Value false) and the  event <text:span text:style-name="T8">keypress</text:span></text:p>
          </table:table-cell>
          <table:table-cell table:style-name="ce71" table:content-validation-name="val2" office:value-type="string" calcext:value-type="string">
            <text:p>OPEN</text:p>
          </table:table-cell>
          <table:table-cell table:style-name="ce74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8">keypress</text:span> in the Declarations View</text:p>
          </table:table-cell>
          <table:table-cell table:style-name="ce33" office:value-type="string" calcext:value-type="string">
            <text:p>State <text:span text:style-name="T8">LightOn</text:span> is highlighted (red)</text:p>
            <text:p>The transition from <text:span text:style-name="T8">LightOff</text:span> to <text:span text:style-name="T8">LightOn</text:span> is colored orange</text:p>
            <text:p>Variable <text:span text:style-name="T8">light</text:span> is set to true</text:p>
            <text:p/>
            <text:p>After 30 seconds state<text:span text:style-name="T8"> LightOff</text:span> and it's incoming transition are highlighted</text:p>
            <text:p>Variable <text:span text:style-name="T8">light</text:span> is set to false</text:p>
          </table:table-cell>
          <table:table-cell table:style-name="ce7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on the <text:span text:style-name="T1">Terminate</text:span> button in the Debug View to stop the simulation</text:p>
          </table:table-cell>
          <table:table-cell table:style-name="ce29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7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0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20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1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2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2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21" table:number-rows-repeated="6548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  <calcext:condition calcext:apply-style-name="ERRORS" calcext:value="contains-text(&quot;ERRORS&quot;)" calcext:base-cell-address="'Yakindu SCT Testcase 03 - Simulation'.C1"/>
            <calcext:condition calcext:apply-style-name="Incomplete" calcext:value="begins-with(&quot;Incomplete&quot;)" calcext:base-cell-address="'Yakindu SCT Testcase 03 - Simulation'.C1"/>
          </calcext:conditional-format>
        </calcext:conditional-formats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7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76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2-11" calcext:value-type="date">
            <text:p>11.02.16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1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Help-&gt;Help Contents</text:p>
            <text:p>Select Statechart Tools User Guide</text:p>
          </table:table-cell>
          <table:table-cell table:style-name="ce29" office:value-type="string" calcext:value-type="string">
            <text:p>Check if YAKINDU help contains list of contents</text:p>
          </table:table-cell>
          <table:table-cell table:style-name="ce7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Help-&gt;Welcome</text:p>
          </table:table-cell>
          <table:table-cell table:style-name="ce29" office:value-type="string" calcext:value-type="string">
            <text:p>Check whether YAKINDU Statechart Tools welcome page is shown.</text:p>
          </table:table-cell>
          <table:table-cell table:style-name="ce7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6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  <calcext:condition calcext:apply-style-name="ERRORS" calcext:value="contains-text(&quot;ERRORS&quot;)" calcext:base-cell-address="'Yakindu SCT Testcase 04 - Help Integration'.C1"/>
            <calcext:condition calcext:apply-style-name="Incomplete" calcext:value="begins-with(&quot;Incomplete&quot;)" calcext:base-cell-address="'Yakindu SCT Testcase 04 - Help Integration'.C1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8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81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2-11" calcext:value-type="date">
            <text:p>11.02.16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2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1.sct from svn repository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8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3.sct from svn repository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8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4.sct from svn repository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8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5.sct from svn repository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8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1.sct from svn repository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8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2.sct from svn repository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8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3.sct from svn repository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8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8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5.sct from svn repository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9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Transisition is never taken. Use 'oncycle' or 'always' instead”</text:p>
          </table:table-cell>
          <table:table-cell table:style-name="ce9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9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  <calcext:condition calcext:apply-style-name="ERRORS" calcext:value="contains-text(&quot;ERRORS&quot;)" calcext:base-cell-address="'Yakindu SCT Testcase 05 - Validation'.C1"/>
            <calcext:condition calcext:apply-style-name="Incomplete" calcext:value="begins-with(&quot;Incomplete&quot;)" calcext:base-cell-address="'Yakindu SCT Testcase 05 - Validation'.C1"/>
          </calcext:conditional-format>
        </calcext:conditional-formats>
      </table:table>
      <table:table table:name="Yakindu SCT Testcase 06 - Expression Language Proposal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9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 calcext:value-type="string">
            <text:p>Incomplete: 5 of 5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94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2-11" calcext:value-type="date">
            <text:p>11.02.16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4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8">keypress</text:span> trigger</text:p>
            <text:p>Enter an A. before <text:span text:style-name="T8">keypress</text:span> to qualify the event</text:p>
          </table:table-cell>
          <table:table-cell table:style-name="ce29" office:value-type="string" calcext:value-type="string">
            <text:p>Qualified events as transition trigger</text:p>
          </table:table-cell>
          <table:table-cell table:style-name="ce9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5">
          <table:table-cell table:style-name="ce92" office:value-type="string" calcext:value-type="string">
            <text:p>T6.2</text:p>
          </table:table-cell>
          <table:table-cell table:style-name="ce92" office:value-type="string" calcext:value-type="string">
            <text:p>Create another statechart</text:p>
          </table:table-cell>
          <table:table-cell table:style-name="ce92" office:value-type="string" calcext:value-type="string">
            <text:p>T6.1</text:p>
          </table:table-cell>
          <table:table-cell table:style-name="ce95" office:value-type="string" calcext:value-type="string">
            <text:p>Create a new statechart and name it <text:span text:style-name="T8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96" office:value-type="string" calcext:value-type="string">
            <text:p>A new statechart OtherStatechart with two interfaces created </text:p>
          </table:table-cell>
          <table:table-cell table:style-name="ce99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26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2</text:p>
          </table:table-cell>
          <table:table-cell table:style-name="ce29" office:value-type="string" calcext:value-type="string">
            <text:p>Open statechart <text:span text:style-name="T8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33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10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7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8">A.keypress</text:span> Open properties view</text:p>
            <text:p>Move cursor before <text:span text:style-name="T8">A.keypress</text:span> and press CTRL-Space</text:p>
          </table:table-cell>
          <table:table-cell table:style-name="ce97" office:value-type="string" calcext:value-type="string">
            <text:p>Only following proposals should be displayed:</text:p>
            <text:p>- A</text:p>
            <text:p>- B</text:p>
            <text:p>- /</text:p>
            <text:p>- #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10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4</text:p>
          </table:table-cell>
          <table:table-cell table:style-name="ce45" office:value-type="string" calcext:value-type="string">
            <text:p><text:span text:style-name="T9">Move cursor after </text:span><text:span text:style-name="T10">A.keypress</text:span><text:span text:style-name="T9"> and press CTRL-Space</text:span></text:p>
          </table:table-cell>
          <table:table-cell table:style-name="ce97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10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5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  <calcext:condition calcext:apply-style-name="ERRORS" calcext:value="contains-text(&quot;ERRORS&quot;)" calcext:base-cell-address="'Yakindu SCT Testcase 06 - Expression Language Proposals'.C1"/>
            <calcext:condition calcext:apply-style-name="Incomplete" calcext:value="begins-with(&quot;Incomplete&quot;)" calcext:base-cell-address="'Yakindu SCT Testcase 06 - Expression Language Proposals'.C1"/>
          </calcext:conditional-format>
        </calcext:conditional-formats>
      </table:table>
      <table:table table:name="Yakindu SCT Testcase 07 - Custom Generato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0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06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2-11" calcext:value-type="date">
            <text:p>11.02.16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8">
          <table:table-cell table:style-name="ce92" office:value-type="string" calcext:value-type="string">
            <text:p>T7.1</text:p>
          </table:table-cell>
          <table:table-cell table:style-name="ce104" office:value-type="string" calcext:value-type="string">
            <text:p>Create Xpand Generator</text:p>
          </table:table-cell>
          <table:table-cell table:style-name="ce104" office:value-type="string" calcext:value-type="string">
            <text:p>T2.6</text:p>
            <text:p>Xpand (via Install Modeling Components)</text:p>
          </table:table-cell>
          <table:table-cell table:style-name="ce95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pand Generator Project</text:span></text:p>
            <text:p>Click on <text:span text:style-name="T1">Next</text:span> button</text:p>
            <text:p/>
            <text:p>Enter <text:span text:style-name="T8">TestProject.generator.xpand</text:span> as Project name</text:p>
            <text:p>Check Configure for Plugin Export with following settings:</text:p>
            <text:p>- Generator ID: <text:span text:style-name="T8">custom::xpand</text:span></text:p>
            <text:p>- Generator name: <text:span text:style-name="T8">xpand text generator</text:span></text:p>
            <text:p>- Generator class: <text:span text:style-name="T8">testproject.generator.xpand.TextGenerator</text:span></text:p>
            <text:p>- Generator description: <text:span text:style-name="T8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96" office:value-type="string" calcext:value-type="string">
            <text:p>Project TestProject.generator.xpand created in workspace</text:p>
            <text:p/>
          </table:table-cell>
          <table:table-cell table:style-name="ce107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29">
          <table:table-cell table:style-name="ce14" office:value-type="string" calcext:value-type="string">
            <text:p>T7.2</text:p>
          </table:table-cell>
          <table:table-cell table:style-name="ce104" office:value-type="string" calcext:value-type="string">
            <text:p>Create Xtend2/Java Generator</text:p>
          </table:table-cell>
          <table:table-cell table:style-name="ce104" office:value-type="string" calcext:value-type="string">
            <text:p>T2.6</text:p>
            <text:p>Xtext (via Install Modeling Components)</text:p>
          </table:table-cell>
          <table:table-cell table:style-name="ce95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tend2/Java Generator Project</text:span></text:p>
            <text:p>Click on <text:span text:style-name="T1">Next</text:span> button</text:p>
            <text:p/>
            <text:p>Enter <text:span text:style-name="T8">TestProject.generator.xtend</text:span> as Project name</text:p>
            <text:p>Enter <text:span text:style-name="T8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96" office:value-type="string" calcext:value-type="string">
            <text:p>TestProject.generator.xtend created in workspace</text:p>
            <text:p/>
          </table:table-cell>
          <table:table-cell table:style-name="ce108" table:content-validation-name="val2" office:value-type="string" calcext:value-type="string">
            <text:p>OPEN</text:p>
          </table:table-cell>
          <table:table-cell table:style-name="ce95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8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  <calcext:condition calcext:apply-style-name="ERRORS" calcext:value="contains-text(&quot;ERRORS&quot;)" calcext:base-cell-address="'Yakindu SCT Testcase 07 - Custom Generators'.C1"/>
            <calcext:condition calcext:apply-style-name="Incomplete" calcext:value="begins-with(&quot;Incomplete&quot;)" calcext:base-cell-address="'Yakindu SCT Testcase 07 - Custom Generators'.C1"/>
          </calcext:conditional-format>
        </calcext:conditional-formats>
      </table:table>
      <table:table table:name="Yakindu SCT Testcase 08 - Genmodel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10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Incomplete: 19 of 19 open" calcext:value-type="string">
            <text:p>Incomplete: 19 of 19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11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2-11" calcext:value-type="date">
            <text:p>11.02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5"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Create Generator Model</text:p>
            <text:p>for Java</text:p>
          </table:table-cell>
          <table:table-cell table:style-name="ce92" office:value-type="string" calcext:value-type="string">
            <text:p>T2.6</text:p>
          </table:table-cell>
          <table:table-cell table:style-name="ce95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6" office:value-type="string" calcext:value-type="string">
            <text:p>File <text:span text:style-name="T8">StaircaseJava.sgen</text:span> created with initial settings</text:p>
            <text:p>Folder <text:span text:style-name="T8">src-gen</text:span> created by builder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1">
          <table:table-cell table:style-name="ce92" office:value-type="string" calcext:value-type="string">
            <text:p>T8.1.1</text:p>
          </table:table-cell>
          <table:table-cell table:style-name="ce104" office:value-type="string" calcext:value-type="string">
            <text:p>Change Output Folder</text:p>
          </table:table-cell>
          <table:table-cell table:style-name="ce92" office:value-type="string" calcext:value-type="string">
            <text:p>T8.1</text:p>
          </table:table-cell>
          <table:table-cell table:style-name="ce95" office:value-type="string" calcext:value-type="string">
            <text:p>Open file <text:span text:style-name="T8">StaircaseJava.sgen</text:span></text:p>
            <text:p>Change targetFolder to <text:span text:style-name="T8">src-gen-java</text:span></text:p>
          </table:table-cell>
          <table:table-cell table:style-name="ce96" office:value-type="string" calcext:value-type="string">
            <text:p>Folder <text:span text:style-name="T8">src-gen-java</text:span> with generated code created.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">
          <table:table-cell table:style-name="ce92" office:value-type="string" calcext:value-type="string">
            <text:p>T8.1.2</text:p>
          </table:table-cell>
          <table:table-cell table:style-name="ce104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95" office:value-type="string" calcext:value-type="string">
            <text:p>Click on feature 'Outlet'</text:p>
          </table:table-cell>
          <table:table-cell table:style-name="ce96" office:value-type="string" calcext:value-type="string">
            <text:p>The help for the feature should pop up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1">
          <table:table-cell table:style-name="ce92" office:value-type="string" calcext:value-type="string">
            <text:p>T8.1.3</text:p>
          </table:table-cell>
          <table:table-cell table:style-name="ce104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95" office:value-type="string" calcext:value-type="string">
            <text:p>Add feature 'Debug' to sgen file</text:p>
            <text:p>Click on feature 'Debug'</text:p>
          </table:table-cell>
          <table:table-cell table:style-name="ce114" office:value-type="string" calcext:value-type="string">
            <text:p>The help for the feature should pop up</text:p>
          </table:table-cell>
          <table:table-cell table:style-name="ce119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1">
          <table:table-cell table:style-name="ce92" office:value-type="string" calcext:value-type="string">
            <text:p>T8.1.4</text:p>
          </table:table-cell>
          <table:table-cell table:style-name="ce104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95" office:value-type="string" calcext:value-type="string">
            <text:p>Add feature 'FunctionInlining' to sgen file</text:p>
            <text:p>Click on feature 'FunctionInlining'</text:p>
          </table:table-cell>
          <table:table-cell table:style-name="ce96" office:value-type="string" calcext:value-type="string">
            <text:p>The help for the feature should pop up</text:p>
          </table:table-cell>
          <table:table-cell table:style-name="ce120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1">
          <table:table-cell table:style-name="ce92" office:value-type="string" calcext:value-type="string">
            <text:p>T8.1.5</text:p>
          </table:table-cell>
          <table:table-cell table:style-name="ce104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95" office:value-type="string" calcext:value-type="string">
            <text:p>Add feature 'GeneralFeatures' to sgen file</text:p>
            <text:p>Click on feature 'GeneralFeatures'</text:p>
          </table:table-cell>
          <table:table-cell table:style-name="ce96" office:value-type="string" calcext:value-type="string">
            <text:p>The help for the feature should pop up</text:p>
          </table:table-cell>
          <table:table-cell table:style-name="ce121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1">
          <table:table-cell table:style-name="ce92" office:value-type="string" calcext:value-type="string">
            <text:p>T8.1.6</text:p>
          </table:table-cell>
          <table:table-cell table:style-name="ce104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95" office:value-type="string" calcext:value-type="string">
            <text:p>Add feature 'LicenseHeader' to sgen file</text:p>
            <text:p>Click on feature 'LicenseHeader'</text:p>
          </table:table-cell>
          <table:table-cell table:style-name="ce96" office:value-type="string" calcext:value-type="string">
            <text:p>The help for the feature should pop up</text:p>
          </table:table-cell>
          <table:table-cell table:style-name="ce122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1">
          <table:table-cell table:style-name="ce92" office:value-type="string" calcext:value-type="string">
            <text:p>T8.1.7</text:p>
          </table:table-cell>
          <table:table-cell table:style-name="ce104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95" office:value-type="string" calcext:value-type="string">
            <text:p>Add feature 'Naming' to sgen file</text:p>
            <text:p>Click on feature 'Naming'</text:p>
          </table:table-cell>
          <table:table-cell table:style-name="ce96" office:value-type="string" calcext:value-type="string">
            <text:p>The help for the feature should pop up</text:p>
          </table:table-cell>
          <table:table-cell table:style-name="ce123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1">
          <table:table-cell table:style-name="ce92" office:value-type="string" calcext:value-type="string">
            <text:p>T8.1.8</text:p>
          </table:table-cell>
          <table:table-cell table:style-name="ce104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95" office:value-type="string" calcext:value-type="string">
            <text:p>Add feature 'RunnableWrapper' to sgen file</text:p>
            <text:p>Click on feature 'RunnableWrapper'</text:p>
          </table:table-cell>
          <table:table-cell table:style-name="ce96" office:value-type="string" calcext:value-type="string">
            <text:p>The help for the feature should pop up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5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6" office:value-type="string" calcext:value-type="string">
            <text:p>File <text:span text:style-name="T8">StaircaseC.sgen</text:span> created with initial settings</text:p>
            <text:p>Folder <text:span text:style-name="T8">src-gen</text:span> created by builder</text:p>
          </table:table-cell>
          <table:table-cell table:style-name="ce12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0">
          <table:table-cell table:style-name="ce92" office:value-type="string" calcext:value-type="string">
            <text:p>T8.2.1</text:p>
          </table:table-cell>
          <table:table-cell table:style-name="ce104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95" office:value-type="string" calcext:value-type="string">
            <text:p>Open file <text:span text:style-name="T8">StaircaseC.sgen</text:span></text:p>
            <text:p>Change targetFolder to <text:span text:style-name="T8">src-gen-c</text:span></text:p>
            <text:p><text:span text:style-name="T11">Save the file</text:span></text:p>
          </table:table-cell>
          <table:table-cell table:style-name="ce96" office:value-type="string" calcext:value-type="string">
            <text:p>Folder <text:span text:style-name="T8">src-gen-c</text:span> with generated code created.</text:p>
          </table:table-cell>
          <table:table-cell table:style-name="ce126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5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8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6" office:value-type="string" calcext:value-type="string">
            <text:p>File <text:span text:style-name="T8">StaircaseC++.sgen</text:span> created with initial settings</text:p>
            <text:p>Folder <text:span text:style-name="T8">src-gen</text:span> created by builder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0">
          <table:table-cell table:style-name="ce92" office:value-type="string" calcext:value-type="string">
            <text:p>T8.3.1</text:p>
          </table:table-cell>
          <table:table-cell table:style-name="ce104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95" office:value-type="string" calcext:value-type="string">
            <text:p>Open file <text:span text:style-name="T8">StaircaseC++.sgen</text:span></text:p>
            <text:p>Change targetFolder to <text:span text:style-name="T8">src-gen-cpp</text:span></text:p>
            <text:p><text:span text:style-name="T11">Save the file</text:span></text:p>
          </table:table-cell>
          <table:table-cell table:style-name="ce96" office:value-type="string" calcext:value-type="string">
            <text:p>Folder <text:span text:style-name="T8">src-gen-cpp</text:span> with generated code created.</text:p>
          </table:table-cell>
          <table:table-cell table:style-name="ce128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31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96" office:value-type="string" calcext:value-type="string">
            <text:p>File <text:span text:style-name="T8">StaircaseXpand.sgen</text:span> created with initial settings</text:p>
          </table:table-cell>
          <table:table-cell table:style-name="ce12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2">
          <table:table-cell table:style-name="ce14" office:value-type="string" calcext:value-type="string">
            <text:p>T8.4.1</text:p>
          </table:table-cell>
          <table:table-cell table:style-name="ce109" office:value-type="string" calcext:value-type="string">
            <text:p>add Project to buildpath</text:p>
          </table:table-cell>
          <table:table-cell table:style-name="ce14" office:value-type="string" calcext:value-type="string">
            <text:p>T8.4</text:p>
          </table:table-cell>
          <table:table-cell table:style-name="ce112" office:value-type="string" calcext:value-type="string">
            <text:p>Open the properties of the Project TestProject(rightclick -&gt; Properties or Alt+Enter)</text:p>
            <text:p>Select “Java Build Path”</text:p>
            <text:p>Select the reiter “Projects”</text:p>
            <text:p>Click on “Add...”</text:p>
            <text:p>Add “<text:span text:style-name="T8">TestProject.generator.xpand”</text:span></text:p>
          </table:table-cell>
          <table:table-cell table:style-name="ce115"/>
          <table:table-cell table:style-name="ce13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3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7" office:value-type="string" calcext:value-type="string">
            <text:p>Open file <text:span text:style-name="T8">StaircaseXpand.sgen and set following features:</text:span></text:p>
            <text:p>- targetFolder = "src-gen-xpand"</text:p>
            <text:p><text:span text:style-name="T11">- templateProject = "TestProject.generator.xpand"</text:span></text:p>
            <text:p><text:span text:style-name="T11">- templatePath = "testproject::generator::xpand::TextGenerator::main"</text:span></text:p>
            <text:p><text:span text:style-name="T11">Save the file</text:span></text:p>
          </table:table-cell>
          <table:table-cell table:style-name="ce29" office:value-type="string" calcext:value-type="string">
            <text:p>Folder <text:span text:style-name="T8">src-gen-xpand</text:span> with generated code created.</text:p>
          </table:table-cell>
          <table:table-cell table:style-name="ce13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4">file</text:span></text:p>
            <text:p>Click on <text:span text:style-name="T1">Finish</text:span> button</text:p>
          </table:table-cell>
          <table:table-cell table:style-name="ce96" office:value-type="string" calcext:value-type="string">
            <text:p>File <text:span text:style-name="T8">StaircaseXtend.sgen</text:span> created with initial settings</text:p>
          </table:table-cell>
          <table:table-cell table:style-name="ce13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2">
          <table:table-cell table:style-name="ce14" office:value-type="string" calcext:value-type="string">
            <text:p>T8.5.1</text:p>
          </table:table-cell>
          <table:table-cell table:style-name="ce109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13" office:value-type="string" calcext:value-type="string">
            <text:p><text:span text:style-name="T12">Open the properties of the Project TestProject(rightclick -&gt; Properties or Alt+Enter)</text:span></text:p>
            <text:p><text:span text:style-name="T12">Select “Java Build Path”</text:span></text:p>
            <text:p><text:span text:style-name="T12">Select the reiter “Projects”</text:span></text:p>
            <text:p><text:span text:style-name="T12">Click on “Add...”</text:span></text:p>
            <text:p><text:span text:style-name="T12">Add “</text:span><text:span text:style-name="T13">TestProject.generator.xtend”</text:span></text:p>
          </table:table-cell>
          <table:table-cell table:style-name="ce115"/>
          <table:table-cell table:style-name="ce13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3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7" office:value-type="string" calcext:value-type="string">
            <text:p>Open file <text:span text:style-name="T8">StaircaseXtend.sgen and set following features:</text:span></text:p>
            <text:p>- targetFolder = "src-gen-xtend"</text:p>
            <text:p><text:span text:style-name="T11">- generatorProject = "TestProject.generator.xtend"</text:span></text:p>
            <text:p><text:span text:style-name="T11">- generatorClass = "testproject.generator.xtend.XtendGenerator"</text:span></text:p>
            <text:p><text:span text:style-name="T11">Save the file</text:span></text:p>
          </table:table-cell>
          <table:table-cell table:style-name="ce29" office:value-type="string" calcext:value-type="string">
            <text:p>Folder <text:span text:style-name="T8">src-gen-xtend</text:span> with generated code created.</text:p>
          </table:table-cell>
          <table:table-cell table:style-name="ce1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5" table:number-columns-repeated="3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4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5:'Yakindu SCT Testcase 08 - Genmodel'.F25">
            <calcext:condition calcext:apply-style-name="FAILED" calcext:value="=&quot;FAILED&quot;" calcext:base-cell-address="'Yakindu SCT Testcase 08 - Genmodel'.F25"/>
            <calcext:condition calcext:apply-style-name="SUCCEDED" calcext:value="=&quot;SUCCEDED&quot;" calcext:base-cell-address="'Yakindu SCT Testcase 08 - Genmodel'.F25"/>
            <calcext:condition calcext:apply-style-name="OPEN" calcext:value="=&quot;OPEN&quot;" calcext:base-cell-address="'Yakindu SCT Testcase 08 - Genmodel'.F25"/>
            <calcext:condition calcext:apply-style-name="Not Applicable" calcext:value="=&quot;N/A&quot;" calcext:base-cell-address="'Yakindu SCT Testcase 08 - Genmodel'.F25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  <calcext:condition calcext:apply-style-name="ERRORS" calcext:value="contains-text(&quot;ERRORS&quot;)" calcext:base-cell-address="'Yakindu SCT Testcase 08 - Genmodel'.C1"/>
            <calcext:condition calcext:apply-style-name="Incomplete" calcext:value="begins-with(&quot;Incomplete&quot;)" calcext:base-cell-address="'Yakindu SCT Testcase 08 - Genmodel'.C1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</calcext:conditional-formats>
      </table:table>
      <table:table table:name="Yakindu SCT Testcase 09 - Templateproposals" table:style-name="ta1">
        <table:table-column table:style-name="co3" table:default-cell-style-name="Default"/>
        <table:table-column table:style-name="co3" table:default-cell-style-name="ce2"/>
        <table:table-column table:style-name="co16" table:default-cell-style-name="ce23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5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6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2-11" calcext:value-type="date">
            <text:p>11.02.16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8"/>
          <table:table-cell table:number-columns-repeated="4"/>
        </table:table-row>
        <table:table-row table:style-name="ro3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Yakindu Version</text:p>
          </table:table-cell>
          <table:table-cell table:formula="of:=[$'Yakindu SCT Test Report Setup'.B14]" office:value-type="string" office:string-value="SCT 2.5" calcext:value-type="string">
            <text:p>SCT 2.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clipse Version</text:p>
          </table:table-cell>
          <table:table-cell table:formula="of:=[$'Yakindu SCT Test Report Setup'.B15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style-name="ce8"/>
          <table:table-cell table:number-columns-repeated="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4">
          <table:table-cell table:style-name="ce92" office:value-type="string" calcext:value-type="string">
            <text:p>T9.1</text:p>
          </table:table-cell>
          <table:table-cell table:style-name="ce104" office:value-type="string" calcext:value-type="string">
            <text:p>Statechart Proposals <text:s/>and documentation</text:p>
          </table:table-cell>
          <table:table-cell table:style-name="ce92" office:value-type="string" calcext:value-type="string">
            <text:p>T2.6</text:p>
          </table:table-cell>
          <table:table-cell table:style-name="ce95" office:value-type="string" calcext:value-type="string">
            <text:p>Select Statechart Properties view.</text:p>
            <text:p>Hit Ctrl+Space</text:p>
            <text:p>Expected proposals:  “interface”, “internal”, “namespace”</text:p>
            <text:p>Check if the proper documentation is displayed for every proposal</text:p>
          </table:table-cell>
          <table:table-cell table:style-name="ce96" office:value-type="string" calcext:value-type="string">
            <text:p>All proposals and documentation <text:s/>checked</text:p>
          </table:table-cell>
          <table:table-cell table:style-name="ce137" table:content-validation-name="val2" office:value-type="string" calcext:value-type="string">
            <text:p>OPEN</text:p>
          </table:table-cell>
          <table:table-cell table:style-name="ce95"/>
        </table:table-row>
        <table:table-row table:style-name="ro30">
          <table:table-cell table:style-name="ce92" office:value-type="string" calcext:value-type="string">
            <text:p>T9.1.1</text:p>
          </table:table-cell>
          <table:table-cell table:style-name="ce104" office:value-type="string" calcext:value-type="string">
            <text:p>Statechart Proposals <text:s/>- interface</text:p>
          </table:table-cell>
          <table:table-cell table:style-name="ce92" office:value-type="string" calcext:value-type="string">
            <text:p>T9.1</text:p>
          </table:table-cell>
          <table:table-cell table:style-name="ce95" office:value-type="string" calcext:value-type="string">
            <text:p>enter “interface” and hit Space and hit Ctrl+Space</text:p>
            <text:p>Expected proposals: “ : ” , “Name-”</text:p>
          </table:table-cell>
          <table:table-cell table:style-name="ce96"/>
          <table:table-cell table:style-name="ce138" table:content-validation-name="val2" office:value-type="string" calcext:value-type="string">
            <text:p>OPEN</text:p>
          </table:table-cell>
          <table:table-cell table:style-name="ce95"/>
        </table:table-row>
        <table:table-row table:style-name="ro30">
          <table:table-cell table:style-name="ce92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29" office:value-type="string" calcext:value-type="string">
            <text:p>enter “internal” and hit Space and hit Ctrl+Space</text:p>
            <text:p>Expected proposals: “ : “</text:p>
          </table:table-cell>
          <table:table-cell table:style-name="ce96"/>
          <table:table-cell table:style-name="ce139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0">
          <table:table-cell table:style-name="ce92" office:value-type="string" calcext:value-type="string">
            <text:p>T9.1.3</text:p>
          </table:table-cell>
          <table:table-cell table:style-name="ce104" office:value-type="string" calcext:value-type="string">
            <text:p>Statechart Proposals – Namespace</text:p>
          </table:table-cell>
          <table:table-cell table:style-name="ce92" office:value-type="string" calcext:value-type="string">
            <text:p>T8.2</text:p>
          </table:table-cell>
          <table:table-cell table:style-name="ce95" office:value-type="string" calcext:value-type="string">
            <text:p>enter “namespace” and hit Space and hit Ctrl+Space</text:p>
            <text:p>Expected proposals : </text:p>
          </table:table-cell>
          <table:table-cell table:style-name="ce96"/>
          <table:table-cell table:style-name="ce140" table:content-validation-name="val2" office:value-type="string" calcext:value-type="string">
            <text:p>OPEN</text:p>
          </table:table-cell>
          <table:table-cell table:style-name="ce95"/>
        </table:table-row>
        <table:table-row table:style-name="ro35">
          <table:table-cell table:style-name="ce92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96" office:value-type="string" calcext:value-type="string">
            <text:p>All proposals and documentation <text:s/>checked</text:p>
          </table:table-cell>
          <table:table-cell table:style-name="ce141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6">
          <table:table-cell table:style-name="ce92" office:value-type="string" calcext:value-type="string">
            <text:p>T9.2.1</text:p>
          </table:table-cell>
          <table:table-cell table:style-name="ce104" office:value-type="string" calcext:value-type="string">
            <text:p>Transition proposals after “after”</text:p>
          </table:table-cell>
          <table:table-cell table:style-name="ce92" office:value-type="string" calcext:value-type="string">
            <text:p>T9.2</text:p>
          </table:table-cell>
          <table:table-cell table:style-name="ce95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6"/>
          <table:table-cell table:style-name="ce142" table:content-validation-name="val2" office:value-type="string" calcext:value-type="string">
            <text:p>OPEN</text:p>
          </table:table-cell>
          <table:table-cell table:style-name="ce95"/>
        </table:table-row>
        <table:table-row table:style-name="ro36">
          <table:table-cell table:style-name="ce92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29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6"/>
          <table:table-cell table:style-name="ce143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4">
          <table:table-cell table:style-name="ce92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7" office:value-type="string" calcext:value-type="string">
            <text:p>Select State Properties view. Hit Ctrl+Space.</text:p>
            <text:p>Expected proposals: “after”, “always”, “entry”, “every”, “exit”, “oncycle”   Check if the proper documentation is displayed for every proposal</text:p>
          </table:table-cell>
          <table:table-cell table:style-name="ce29" office:value-type="string" calcext:value-type="string">
            <text:p>All proposals and documentation <text:s/>checked</text:p>
          </table:table-cell>
          <table:table-cell table:style-name="ce144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6">
          <table:table-cell table:style-name="ce92" office:value-type="string" calcext:value-type="string">
            <text:p>T9.3.1</text:p>
          </table:table-cell>
          <table:table-cell table:style-name="ce104" office:value-type="string" calcext:value-type="string">
            <text:p>State proposals after “after”</text:p>
          </table:table-cell>
          <table:table-cell table:style-name="ce92" office:value-type="string" calcext:value-type="string">
            <text:p>T9.3</text:p>
          </table:table-cell>
          <table:table-cell table:style-name="ce95" office:value-type="string" calcext:value-type="string">
            <text:p>enter “after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6"/>
          <table:table-cell table:style-name="ce145" table:content-validation-name="val2" office:value-type="string" calcext:value-type="string">
            <text:p>OPEN</text:p>
          </table:table-cell>
          <table:table-cell table:style-name="ce95"/>
        </table:table-row>
        <table:table-row table:style-name="ro36">
          <table:table-cell table:style-name="ce92" office:value-type="string" calcext:value-type="string">
            <text:p>T9.3.3</text:p>
          </table:table-cell>
          <table:table-cell table:style-name="ce104" office:value-type="string" calcext:value-type="string">
            <text:p>State proposals after “every”</text:p>
          </table:table-cell>
          <table:table-cell table:style-name="ce92" office:value-type="string" calcext:value-type="string">
            <text:p>T9.3</text:p>
          </table:table-cell>
          <table:table-cell table:style-name="ce95" office:value-type="string" calcext:value-type="string">
            <text:p>enter “every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6"/>
          <table:table-cell table:style-name="ce146" table:content-validation-name="val2" office:value-type="string" calcext:value-type="string">
            <text:p>OPEN</text:p>
          </table:table-cell>
          <table:table-cell table:style-name="ce95"/>
        </table:table-row>
        <calcext:conditional-formats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  <calcext:condition calcext:apply-style-name="ERRORS" calcext:value="contains-text(&quot;ERRORS&quot;)" calcext:base-cell-address="'Yakindu SCT Testcase 09 - Templateproposals'.C1"/>
            <calcext:condition calcext:apply-style-name="Incomplete" calcext:value="begins-with(&quot;Incomplete&quot;)" calcext:base-cell-address="'Yakindu SCT Testcase 09 - Templateproposals'.C1"/>
          </calcext:conditional-format>
        </calcext:conditional-formats>
      </table:table>
      <table:table table:name="Yakindu SCT Testcase 10 - ExampleFiles" table:style-name="ta1">
        <table:table-column table:style-name="co19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7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8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2-11" calcext:value-type="date">
            <text:p>11.02.16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8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style-name="ce23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7">
          <table:table-cell table:style-name="ce92" office:value-type="string" calcext:value-type="string">
            <text:p>T10.1</text:p>
          </table:table-cell>
          <table:table-cell table:style-name="ce104" office:value-type="string" calcext:value-type="string">
            <text:p>Create Example File</text:p>
          </table:table-cell>
          <table:table-cell table:style-name="ce92" office:value-type="string" calcext:value-type="string">
            <text:p>T1.3</text:p>
          </table:table-cell>
          <table:table-cell table:style-name="ce95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96" office:value-type="string" calcext:value-type="string">
            <text:p>The Trafficlight Example is created into the workspace </text:p>
          </table:table-cell>
          <table:table-cell table:style-name="ce149" table:content-validation-name="val2" office:value-type="string" calcext:value-type="string">
            <text:p>OPEN</text:p>
          </table:table-cell>
          <table:table-cell table:style-name="ce95"/>
        </table:table-row>
        <table:table-row table:style-name="ro3" table:number-rows-repeated="1048558">
          <table:table-cell table:number-columns-repeated="7"/>
        </table:table-row>
        <table:table-row table:style-name="ro3">
          <table:table-cell table:number-columns-repeated="7"/>
        </table:table-row>
        <calcext:conditional-formats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  <calcext:condition calcext:apply-style-name="ERRORS" calcext:value="contains-text(&quot;ERRORS&quot;)" calcext:base-cell-address="'Yakindu SCT Testcase 10 - ExampleFiles'.C1"/>
            <calcext:condition calcext:apply-style-name="Incomplete" calcext:value="begins-with(&quot;Incomplete&quot;)" calcext:base-cell-address="'Yakindu SCT Testcase 10 - ExampleFiles'.C1"/>
          </calcext:conditional-format>
        </calcext:conditional-formats>
      </table:table>
      <table:table table:name="Yakindu SCT Testcase 11 - Operations" table:style-name="ta1"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2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2-11" calcext:value-type="date">
            <text:p>11.02.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Operating System:</text:p>
          </table:table-cell>
          <table:table-cell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Yakindu Version</text:p>
          </table:table-cell>
          <table:table-cell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Eclipse Version</text:p>
          </table:table-cell>
          <table:table-cell table:formula="of:=$'yakindu sct test report setup'.b#ref!" office:value-type="string" office:string-value="" calcext:value-type="error">
            <text:p>Err:520</text:p>
          </table:table-cell>
          <table:table-cell table:number-columns-repeated="1021"/>
        </table:table-row>
        <table:table-row table:style-name="ro2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2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38">
          <table:table-cell table:style-name="ce92" office:value-type="string" calcext:value-type="string">
            <text:p>T11.1</text:p>
          </table:table-cell>
          <table:table-cell table:style-name="ce104" office:value-type="string" calcext:value-type="string">
            <text:p>Preparations</text:p>
          </table:table-cell>
          <table:table-cell table:style-name="ce92" office:value-type="string" calcext:value-type="string">
            <text:p>T1.3</text:p>
          </table:table-cell>
          <table:table-cell table:style-name="ce95" office:value-type="string" calcext:value-type="string">
            <text:p>Create new Class with following contend:</text:p>
            <text:p><text:span text:style-name="T14">import</text:span><text:span text:style-name="T15"> java.io.IOException;</text:span></text:p>
            <text:p/>
            <text:p><text:span text:style-name="T14">public</text:span><text:span text:style-name="T15"> </text:span><text:span text:style-name="T16">class</text:span><text:span text:style-name="T15"> Operations {</text:span></text:p>
            <text:p/>
            <text:p><text:span text:style-name="T14">public</text:span><text:span text:style-name="T15"> </text:span><text:span text:style-name="T16">long</text:span><text:span text:style-name="T15"> returnFive(){</text:span></text:p>
            <text:p><text:span text:style-name="T14">return</text:span><text:span text:style-name="T15"> 5;</text:span></text:p>
            <text:p><text:span text:style-name="T15">}</text:span></text:p>
            <text:p/>
            <text:p><text:span text:style-name="T14">public long</text:span><text:span text:style-name="T15"> returnSum(long i, double d){</text:span></text:p>
            <text:p><text:span text:style-name="T14">return (long) (i+d)</text:span><text:span text:style-name="T15">;</text:span></text:p>
            <text:p><text:span text:style-name="T15">}</text:span></text:p>
            <text:p/>
            <text:p><text:span text:style-name="T14">public</text:span><text:span text:style-name="T15"> </text:span><text:span text:style-name="T16">void</text:span><text:span text:style-name="T15">  throwUncheckedException() {</text:span></text:p>
            <text:p><text:span text:style-name="T14">throw</text:span><text:span text:style-name="T15"> </text:span><text:span text:style-name="T16">new</text:span><text:span text:style-name="T15"> RuntimeException("Runtime Exception in executed code");</text:span></text:p>
            <text:p><text:span text:style-name="T15">}</text:span></text:p>
            <text:p/>
            <text:p><text:span text:style-name="T14">public</text:span><text:span text:style-name="T15"> </text:span><text:span text:style-name="T16">void</text:span><text:span text:style-name="T15"> throwCheckedException() </text:span><text:span text:style-name="T16">throws</text:span><text:span text:style-name="T15"> IOException {</text:span></text:p>
            <text:p><text:span text:style-name="T14">throw</text:span><text:span text:style-name="T15"> </text:span><text:span text:style-name="T16">new</text:span><text:span text:style-name="T15"> IOException("IOException in executed code");</text:span></text:p>
            <text:p><text:span text:style-name="T15">}</text:span></text:p>
            <text:p><text:span text:style-name="T15">}</text:span></text:p>
            <text:p><text:span text:style-name="T15">Right click on Staircase.sct → Run as... → Run Configurations → enter “Operations” as operations class</text:span></text:p>
            <text:p><text:span text:style-name="T15">Open Staircase.sct and add to internal scope:</text:span></text:p>
            <text:p><text:span text:style-name="T14">operation</text:span><text:span text:style-name="T15"> returnFive():integer</text:span></text:p>
            <text:p><text:span text:style-name="T14">operation</text:span><text:span text:style-name="T15"> returnSum(param1 : integer,  param2 : real ):integer</text:span></text:p>
            <text:p><text:span text:style-name="T14">operation</text:span><text:span text:style-name="T15"> throwUncheckedException(): void</text:span></text:p>
            <text:p><text:span text:style-name="T14">operation</text:span><text:span text:style-name="T15"> throwCheckedException():void</text:span></text:p>
            <text:p><text:span text:style-name="T14">operation</text:span><text:span text:style-name="T15"> unsupportedMethod():void</text:span></text:p>
            <text:p/>
          </table:table-cell>
          <table:table-cell table:style-name="ce96" office:value-type="string" calcext:value-type="string">
            <text:p>Operation Class created and prepared statechart to execute external operations</text:p>
          </table:table-cell>
          <table:table-cell table:style-name="ce153" table:content-validation-name="val2" office:value-type="string" calcext:value-type="string">
            <text:p>OPEN</text:p>
          </table:table-cell>
          <table:table-cell table:style-name="ce95"/>
          <table:table-cell table:number-columns-repeated="1017"/>
        </table:table-row>
        <table:table-row table:style-name="ro11">
          <table:table-cell table:style-name="ce150" office:value-type="string" calcext:value-type="string">
            <text:p>T11.2</text:p>
          </table:table-cell>
          <table:table-cell table:style-name="ce150" office:value-type="string" calcext:value-type="string">
            <text:p>Calling a valid operation during statechat execu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50" office:value-type="string" calcext:value-type="string">
            <text:p>The operation is executed → state changes after 5 sec</text:p>
          </table:table-cell>
          <table:table-cell table:style-name="ce154" table:content-validation-name="val2" office:value-type="string" calcext:value-type="string">
            <text:p>OPEN</text:p>
          </table:table-cell>
          <table:table-cell table:style-name="ce115"/>
          <table:table-cell table:number-columns-repeated="1017"/>
        </table:table-row>
        <table:table-row table:style-name="ro8">
          <table:table-cell table:style-name="ce150" office:value-type="string" calcext:value-type="string">
            <text:p>T11.3</text:p>
          </table:table-cell>
          <table:table-cell table:style-name="ce150" office:value-type="string" calcext:value-type="string">
            <text:p>Runtime Exception during execu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state LigthOn:</text:p>
          </table:table-cell>
          <table:table-cell table:style-name="ce150" office:value-type="string" calcext:value-type="string">
            <text:p>The operation is executed →</text:p>
            <text:p> a PopUp indicates that an exception occurs and asks to terminate or </text:p>
            <text:p>Relaunch the statechart. 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15"/>
          <table:table-cell table:number-columns-repeated="1017"/>
        </table:table-row>
        <table:table-row table:style-name="ro11">
          <table:table-cell table:style-name="ce150" office:value-type="string" calcext:value-type="string">
            <text:p>T11.4</text:p>
          </table:table-cell>
          <table:table-cell table:style-name="ce150" office:value-type="string" calcext:value-type="string">
            <text:p>CheckedException during execu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Change expression to „entry / throwCheckedException()” → run simulation</text:p>
          </table:table-cell>
          <table:table-cell table:style-name="ce150" office:value-type="string" calcext:value-type="string">
            <text:p>The operation is executed → a PopUp indicates that an exception occurs</text:p>
            <text:p> And asks to terminate or relaunch the statechart. </text:p>
          </table:table-cell>
          <table:table-cell table:style-name="ce156" table:content-validation-name="val2" office:value-type="string" calcext:value-type="string">
            <text:p>OPEN</text:p>
          </table:table-cell>
          <table:table-cell table:style-name="ce115"/>
          <table:table-cell table:number-columns-repeated="1017"/>
        </table:table-row>
        <table:table-row table:style-name="ro39">
          <table:table-cell table:style-name="ce150" office:value-type="string" calcext:value-type="string">
            <text:p>T11.5</text:p>
          </table:table-cell>
          <table:table-cell table:style-name="ce150" office:value-type="string" calcext:value-type="string">
            <text:p>Try to call a Method that dose not exist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state LigthOn:</text:p>
            <text:p>Change expression to “entry / throwUncheckedException()” → run simulation</text:p>
          </table:table-cell>
          <table:table-cell table:style-name="ce150" office:value-type="string" calcext:value-type="string">
            <text:p>The operation is executed → a PopUp indicates that the method is not</text:p>
            <text:p> Supported  and asks to terminate or relaunch the statechart. </text:p>
          </table:table-cell>
          <table:table-cell table:style-name="ce157" table:content-validation-name="val2" office:value-type="string" calcext:value-type="string">
            <text:p>OPEN</text:p>
          </table:table-cell>
          <table:table-cell table:style-name="ce115"/>
          <table:table-cell table:number-columns-repeated="1017"/>
        </table:table-row>
        <table:table-row table:style-name="ro11">
          <table:table-cell table:style-name="ce150" office:value-type="string" calcext:value-type="string">
            <text:p>T11.6</text:p>
          </table:table-cell>
          <table:table-cell table:style-name="ce150" office:value-type="string" calcext:value-type="string">
            <text:p>Calling invalid opera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50" office:value-type="string" calcext:value-type="string">
            <text:p>The transition should get an error marker</text:p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150"/>
          <table:table-cell table:style-name="ce103" table:number-columns-repeated="1017"/>
        </table:table-row>
        <table:table-row table:style-name="ro11">
          <table:table-cell table:style-name="ce150" office:value-type="string" calcext:value-type="string">
            <text:p>T11.7</text:p>
          </table:table-cell>
          <table:table-cell table:style-name="ce150" office:value-type="string" calcext:value-type="string">
            <text:p>Calling another valid operation during statechat execu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50" office:value-type="string" calcext:value-type="string">
            <text:p>The operation is executed → state changes after 5 sec</text:p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150"/>
          <table:table-cell table:style-name="ce103" table:number-columns-repeated="1017"/>
        </table:table-row>
        <calcext:conditional-formats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  <calcext:condition calcext:apply-style-name="ERRORS" calcext:value="contains-text(&quot;ERRORS&quot;)" calcext:base-cell-address="'Yakindu SCT Testcase 11 - Operations'.C1"/>
            <calcext:condition calcext:apply-style-name="Incomplete" calcext:value="begins-with(&quot;Incomplete&quot;)" calcext:base-cell-address="'Yakindu SCT Testcase 11 - Operations'.C1"/>
          </calcext:conditional-format>
        </calcext:conditional-formats>
      </table:table>
      <table:table table:name="Yakindu SCT Testcase 12 - Refactoring" table:style-name="ta1">
        <table:table-column table:style-name="co26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1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2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2-11" calcext:value-type="date">
            <text:p>11.02.16</text:p>
          </table:table-cell>
          <table:table-cell table:number-columns-repeated="1021"/>
        </table:table-row>
        <table:table-row table:style-name="ro21">
          <table:table-cell/>
          <table:table-cell table:style-name="ce2"/>
          <table:table-cell table:number-columns-repeated="1022"/>
        </table:table-row>
        <table:table-row table:style-name="ro2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1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21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21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21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21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1">
          <table:table-cell table:number-columns-repeated="1024"/>
        </table:table-row>
        <table:table-row table:style-name="ro2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2">
          <table:table-cell table:style-name="ce92" office:value-type="string" calcext:value-type="string">
            <text:p>T12.1</text:p>
          </table:table-cell>
          <table:table-cell table:style-name="ce104" office:value-type="string" calcext:value-type="string">
            <text:p>Group States Into Composite</text:p>
          </table:table-cell>
          <table:table-cell table:style-name="ce92" office:value-type="string" calcext:value-type="string">
            <text:p>T2.6</text:p>
          </table:table-cell>
          <table:table-cell table:style-name="ce95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6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62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1">
          <table:table-cell table:style-name="ce92" office:value-type="string" calcext:value-type="string">
            <text:p>T12.1.1</text:p>
          </table:table-cell>
          <table:table-cell table:style-name="ce104" office:value-type="string" calcext:value-type="string">
            <text:p>Simulate </text:p>
          </table:table-cell>
          <table:table-cell table:style-name="ce92" office:value-type="string" calcext:value-type="string">
            <text:p>T12.1</text:p>
          </table:table-cell>
          <table:table-cell table:style-name="ce95" office:value-type="string" calcext:value-type="string">
            <text:p>Run simulation</text:p>
          </table:table-cell>
          <table:table-cell table:style-name="ce96" office:value-type="string" calcext:value-type="string">
            <text:p>Behavior should be the same as before re-factoring</text:p>
          </table:table-cell>
          <table:table-cell table:style-name="ce163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35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  </text:p>
            <text:p>Click on the 'sub diagram' – decorator in the lower right corner to open the subdiagram.</text:p>
          </table:table-cell>
          <table:table-cell table:style-name="ce96" office:value-type="string" calcext:value-type="string">
            <text:p>No specification errors should appear </text:p>
            <text:p>hoover→ preview image of the sub diagram is displayed</text:p>
            <text:p>Click → sub diagram opens in a additional  editor tab</text:p>
            <text:p/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92" office:value-type="string" calcext:value-type="string">
            <text:p>T12.2.1</text:p>
          </table:table-cell>
          <table:table-cell table:style-name="ce104" office:value-type="string" calcext:value-type="string">
            <text:p>Simulate </text:p>
          </table:table-cell>
          <table:table-cell table:style-name="ce92" office:value-type="string" calcext:value-type="string">
            <text:p>T12.2</text:p>
          </table:table-cell>
          <table:table-cell table:style-name="ce95" office:value-type="string" calcext:value-type="string">
            <text:p>Run simulation</text:p>
          </table:table-cell>
          <table:table-cell table:style-name="ce96" office:value-type="string" calcext:value-type="string">
            <text:p>Behavior should be the same as before re-factoring</text:p>
          </table:table-cell>
          <table:table-cell table:style-name="ce165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2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6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1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92" office:value-type="string" calcext:value-type="string">
            <text:p>T12.3.1</text:p>
          </table:table-cell>
          <table:table-cell table:style-name="ce104" office:value-type="string" calcext:value-type="string">
            <text:p>Simulate </text:p>
          </table:table-cell>
          <table:table-cell table:style-name="ce92" office:value-type="string" calcext:value-type="string">
            <text:p>T12.3</text:p>
          </table:table-cell>
          <table:table-cell table:style-name="ce95" office:value-type="string" calcext:value-type="string">
            <text:p>Run simulation</text:p>
          </table:table-cell>
          <table:table-cell table:style-name="ce96" office:value-type="string" calcext:value-type="string">
            <text:p>Behavior should be the same as before re-factoring</text:p>
          </table:table-cell>
          <table:table-cell table:style-name="ce167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3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0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2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21" table:number-rows-repeated="65483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  <calcext:condition calcext:apply-style-name="ERRORS" calcext:value="contains-text(&quot;ERRORS&quot;)" calcext:base-cell-address="'Yakindu SCT Testcase 12 - Refactoring'.C1"/>
            <calcext:condition calcext:apply-style-name="Incomplete" calcext:value="begins-with(&quot;Incomplete&quot;)" calcext:base-cell-address="'Yakindu SCT Testcase 12 - Refactoring'.C1"/>
          </calcext:conditional-format>
        </calcext:conditional-formats>
      </table:table>
      <table:table table:name="Yakindu SCT Testcase 13 - State Templates" table:style-name="ta1">
        <table:table-column table:style-name="co26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7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71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2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2-11" calcext:value-type="date">
            <text:p>11.02.16</text:p>
          </table:table-cell>
          <table:table-cell table:number-columns-repeated="1021"/>
        </table:table-row>
        <table:table-row table:style-name="ro21">
          <table:table-cell/>
          <table:table-cell table:style-name="ce2"/>
          <table:table-cell table:number-columns-repeated="1022"/>
        </table:table-row>
        <table:table-row table:style-name="ro2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1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21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0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21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21">
          <table:table-cell table:number-columns-repeated="1024"/>
        </table:table-row>
        <table:table-row table:style-name="ro4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1">
          <table:table-cell table:number-columns-repeated="1024"/>
        </table:table-row>
        <table:table-row table:style-name="ro40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42">
          <table:table-cell table:style-name="ce169" office:value-type="string" calcext:value-type="string">
            <text:p>T13.1</text:p>
          </table:table-cell>
          <table:table-cell table:style-name="ce104" office:value-type="string" calcext:value-type="string">
            <text:p>State Templates available</text:p>
          </table:table-cell>
          <table:table-cell table:style-name="ce92"/>
          <table:table-cell table:style-name="ce95" office:value-type="string" calcext:value-type="string">
            <text:p>Select a state ans hit CTRL + space </text:p>
          </table:table-cell>
          <table:table-cell table:style-name="ce96" office:value-type="string" calcext:value-type="string">
            <text:p>A completion window should appear with the following entries: Add subregion, Add outgoing state</text:p>
          </table:table-cell>
          <table:table-cell table:style-name="ce172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12">
          <table:table-cell table:style-name="ce92" office:value-type="string" calcext:value-type="string">
            <text:p>T13.2</text:p>
          </table:table-cell>
          <table:table-cell table:style-name="ce104" office:value-type="string" calcext:value-type="string">
            <text:p>Add composite behaviour</text:p>
          </table:table-cell>
          <table:table-cell table:style-name="ce92"/>
          <table:table-cell table:style-name="ce95" office:value-type="string" calcext:value-type="string">
            <text:p>Execute the ' Add subregion' template</text:p>
          </table:table-cell>
          <table:table-cell table:style-name="ce96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73" table:content-validation-name="val2" office:value-type="string" calcext:value-type="string">
            <text:p>OPEN</text:p>
          </table:table-cell>
          <table:table-cell table:style-name="ce95"/>
          <table:table-cell table:style-name="ce103" table:number-columns-repeated="1017"/>
        </table:table-row>
        <table:table-row table:style-name="ro43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95" office:value-type="string" calcext:value-type="string">
            <text:p>Execute the <text:s/>'Add outgoing state' template</text:p>
          </table:table-cell>
          <table:table-cell table:style-name="ce96" office:value-type="string" calcext:value-type="string">
            <text:p>A new state should be added. A transition should be drawn from the selected state to the new state. </text:p>
          </table:table-cell>
          <table:table-cell table:style-name="ce17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4"/>
          <table:table-cell table:style-name="ce92"/>
          <table:table-cell table:style-name="ce95"/>
          <table:table-cell table:style-name="ce96"/>
          <table:table-cell table:style-name="ce175" table:content-validation-name="val1"/>
          <table:table-cell table:style-name="ce95"/>
          <table:table-cell table:style-name="ce103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6"/>
          <table:table-cell table:style-name="ce176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4"/>
          <table:table-cell table:style-name="ce92"/>
          <table:table-cell table:style-name="ce95"/>
          <table:table-cell table:style-name="ce96"/>
          <table:table-cell table:style-name="ce177" table:content-validation-name="val1"/>
          <table:table-cell table:style-name="ce95"/>
          <table:table-cell table:style-name="ce103" table:number-columns-repeated="1017"/>
        </table:table-row>
        <table:table-row table:style-name="ro20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20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0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2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21" table:number-rows-repeated="65483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  <calcext:condition calcext:apply-style-name="ERRORS" calcext:value="contains-text(&quot;ERRORS&quot;)" calcext:base-cell-address="'Yakindu SCT Testcase 13 - State Templates'.C1"/>
            <calcext:condition calcext:apply-style-name="Incomplete" calcext:value="begins-with(&quot;Incomplete&quot;)" calcext:base-cell-address="'Yakindu SCT Testcase 13 - State Templates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 loext:vertical-justify="auto"/>
      <style:paragraph-properties fo:text-align="start" css3t:text-justify="auto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 loext:vertical-justify="auto"/>
      <style:paragraph-properties css3t:text-justify="auto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able-cell-properties loext:vertical-justify="auto"/>
      <style:paragraph-properties css3t:text-justify="auto"/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.00.0000</text:date>, <text:time style:data-style-name="N2" text:time-value="11:10:08.92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2-11T11:52:31.345000000</dc:date>
    <meta:editing-duration>P1DT23H35M43S</meta:editing-duration>
    <meta:editing-cycles>315</meta:editing-cycles>
    <meta:generator>LibreOffice/5.0.3.2$Windows_X86_64 LibreOffice_project/e5f16313668ac592c1bfb310f4390624e3dbfb75</meta:generator>
    <meta:printed-by>Markus Mühlbrandt</meta:printed-by>
    <meta:print-date>2012-12-17T08:14:54</meta:print-date>
    <meta:document-statistic meta:table-count="14" meta:cell-count="948" meta:object-count="0"/>
  </office:meta>
</office:document-meta>
</file>